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aveAsCsv.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016in"/>
    </style:style>
    <style:style style:name="co3" style:family="table-column">
      <style:table-column-properties fo:break-before="auto" style:column-width="5.002in"/>
    </style:style>
    <style:style style:name="ro1" style:family="table-row">
      <style:table-row-properties style:row-height="0.178in" fo:break-before="auto" style:use-optimal-row-height="true"/>
    </style:style>
    <style:style style:name="ro2" style:family="table-row">
      <style:table-row-properties style:row-height="2.6634in" fo:break-before="auto" style:use-optimal-row-height="true"/>
    </style:style>
    <style:style style:name="ro3" style:family="table-row">
      <style:table-row-properties style:row-height="2.9744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2.0417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2.3528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0.6425in" fo:break-before="auto" style:use-optimal-row-height="true"/>
    </style:style>
    <style:style style:name="ro13" style:family="table-row">
      <style:table-row-properties style:row-height="1.1091in" fo:break-before="auto" style:use-optimal-row-height="true"/>
    </style:style>
    <style:style style:name="ro14" style:family="table-row">
      <style:table-row-properties style:row-height="2.8189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4866in" fo:break-before="auto" style:use-optimal-row-height="true"/>
    </style:style>
    <style:style style:name="ta1" style:family="table" style:master-page-name="PageStyle_5f_Scenes">
      <style:table-properties table:display="true" style:writing-mode="lr-tb"/>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4"/>
        <table:table-column table:style-name="co2" table:default-cell-style-name="ce4"/>
        <table:table-column table:style-name="co3" table:number-columns-repeated="5" table:default-cell-style-name="ce4"/>
        <table:table-column table:style-name="co1" table:number-columns-repeated="57" table:default-cell-style-name="ce4"/>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introduce:fortress:pathtobaron:baronhome}{character:introduce:location=baronhome:occupation=noble:relationship=foe: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MORALE:-2|}</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text:span text:style-name="T1">{industry:hometown:goodday} {character:pick:hometown=hometown:relationship=friend:occupation=worker:tag=taken}</text:span>You work together with your friend {character:taken:name}, who you've known in {location:current:namewiththe} for years.{|ROC|}</text:p>
          </table:table-cell>
          <table:table-cell table:number-columns-repeated="57"/>
        </table:table-row>
        <table:table-row table:style-name="ro3">
          <table:table-cell office:value-type="string" calcext:value-type="string">
            <text:p>ROC1</text:p>
          </table:table-cell>
          <table:table-cell office:value-type="string" calcext:value-type="string">
            <text:p><text:span text:style-name="T1">baronclaimshometown:true&amp;character:baron&amp;character:taken&amp;</text:span>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MORALE:-2|}</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5"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introduce:occupation=ranger:relationship=friend:tag=mapgiver}</text:span>{|MTM1.2a|}</text:p>
          </table:table-cell>
          <table:table-cell table:number-columns-repeated="57"/>
        </table:table-row>
        <table:table-row table:style-name="ro4">
          <table:table-cell office:value-type="string" calcext:value-type="string">
            <text:p>MTM1.1</text:p>
          </table:table-cell>
          <table:table-cell table:style-name="ce5" office:value-type="string" calcext:value-type="string">
            <text:p><text:span text:style-name="T1">baronclaimshometown:true&amp;character:baron&amp;</text:span>location:current:forest|location:current:swamp|location:current:mountain|location:current:plains</text:p>
          </table:table-cell>
          <table:table-cell office:value-type="string" calcext:value-type="string">
            <text:p><text:span text:style-name="T1">{character:introduce:occupation=ranger:relationship=friend:tag=mapgiver}That day, {if:location:current:forest:deep in}{if:location:current:swamp:deep in}{if:location:current:mountain:high in}{if:location:current:plains:far into} {location:current:namewiththe}, {if:location:current:forest:a [character-mapgiver-sexAge] emerges from behind the trees}{if:location:current:swamp:a [character-mapgiver-sexAge] emerges from behind the trees, wading through the [location-current-type]}{if:location:current:mountain:a [character-mapgiver-sexAge] emerges from behind a rocky outcrop}{if:location:current:plains:you suddenly see a [character-mapgiver-sexAge] walking among the tall grass, right beside you}. {character:mapgiver</text:span>:subPronoun:cap}'s wearing rough clothing.{|MTM1a|}</text:p>
          </table:table-cell>
          <table:table-cell table:number-columns-repeated="61"/>
        </table:table-row>
        <table:table-row table:style-name="ro5">
          <table:table-cell office:value-type="string" calcext:value-type="string">
            <text:p>MTM1.2a</text:p>
          </table:table-cell>
          <table:table-cell table:style-name="ce5"/>
          <table:table-cell table:style-name="ce5"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text:span text:style-name="T1">You wake up the next day, {if:location:current:forest:deep in}{if:location:current:swamp:deep in}{if:location:current:mountain:looking up at}{if:location:current:plains:in} {location:current:namewiththe}. A {character:mapgiver:sexAge} sits {if:location:current:forest:under a nearby tree}{if:location:current:swamp:under a nearby tree, vines hanging above}{if:location:current:mountain:against a nearby boulder}{if:location:current:plains:in the grass nearby}. {character:mapgiver:subPronoun:cap}'s wearing rough clothing. As you open your eyes, {character:mapgiver</text:span>: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text:span text:style-name="T1">"My name's {character:mapgiver:name},"{almanac:[character-mapgiver-name]:a mysterious [character-mapgiver-sexAge] somewhere in [location-current-namewiththe]} {character:mapgiver</text:span>: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text:span text:style-name="T1">Ask {character:mapgiver:name} for {character:mapgiver</text:span>:possPronoun} help</text:p>
          </table:table-cell>
          <table:table-cell office:value-type="string" calcext:value-type="string">
            <text:p>Set off for {location:baronhome:namewiththe} (you know the way)</text:p>
          </table:table-cell>
          <table:table-cell office:value-type="string" calcext:value-type="string">
            <text:p><text:span text:style-name="T1">"I'm sorry, I can't go near the {character:baron:baron}'s {location:baronhome:type:cap} myself. {character:baron:subPronoun:cap} and {character:baron:possPronoun} goons'll be looking for me. But here, you take this." {character:mapgiver:subPronoun:cap} hands you a piece of rolled cloth. "It might be useful." With that, {character:mapgiver</text:span>:name} disappears into the {location:current:type}. {|GIVE:map:A cloth map:from [character-mapgiver-name], shows a hidden path into [location-baronhome-namewiththe]|}</text:p>
            <text:p/>
            <text:p>The cloth, once unrolled, looks like some sort of map of a secret entrance into the {character:baron:baron}'s {location:baronhome:type:cap}. You roll it up again and put it in your pack.{|MORALE:+3|}</text:p>
            <text:p/>
            <text:p>You travel through {location:current:namewiththe} for several days.</text:p>
          </table:table-cell>
          <table:table-cell office:value-type="string" calcext:value-type="string">
            <text:p><text:span text:style-name="T1">You walk into the {location:current:type}, headed for {location:goal:namewiththe}. "Good luck with the {character:baron:baron}," {character:mapgiver</text:span>: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text:span text:style-name="T1">noitem:sword&amp;</text:span>location:current:forest</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MORALE:+3|}</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5">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MORALE:-2|}</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the mountai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and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5" office:value-type="string" calcext:value-type="string">
            <text:p>baronclaimshometown:true&amp;character:baron&amp;character:ranger:friend&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5" office:value-type="string" calcext:value-type="string">
            <text:p><text:span text:style-name="T1">baronclaimshometown:true&amp;character:baron&amp;</text:span>character:ranger:friend&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10">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MORALE:-3|}</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text:span text:style-name="T1">{character:reuse:occupation=ranger:relationship=friend:tag=rescuer}Hours later you feel someone removing your bonds. It's still night out. You turn to look and see {character:rescuer:name}'s face. "Didn't think I'd find YOU when I came to investigate. Stay quiet." {character:rescuer:subPronoun:cap} finishes cutting your bonds with {character:rescuer</text:span>:possPronoun} knife, {if:item:pack:you grab your pack, }and the two of you slip quietly into the night.</text:p>
            <text:p/>
            <text:p><text:span text:style-name="T1">You travel for a few minutes away from the camp before you realize {character:rescuer</text:span>:name} is gone. The sun begins to rise as you silently make your way toward {location:goal:namewiththe}.</text:p>
          </table:table-cell>
          <table:table-cell table:number-columns-repeated="57"/>
        </table:table-row>
        <table:table-row table:style-name="ro10">
          <table:table-cell table:style-name="ce5" office:value-type="string" calcext:value-type="string">
            <text:p>BOTW2</text:p>
          </table:table-cell>
          <table:table-cell table:style-name="ce5"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MORALE:-2|}</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5"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MORALE:+1|}</text:p>
          </table:table-cell>
          <table:table-cell office:value-type="string" calcext:value-type="string">
            <text:p>The squirrel watches you as you leave, then scampers off.</text:p>
          </table:table-cell>
          <table:table-cell table:number-columns-repeated="57"/>
        </table:table-row>
        <table:table-row table:style-name="ro4">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introduce:age=child:relationship=frien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MORALE:+1|}</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 You rest for a bit and wrap your leg before continuing.{|MORALE:-1|}</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2">
          <table:table-cell office:value-type="string" calcext:value-type="string">
            <text:p>ROT4</text:p>
          </table:table-cell>
          <table:table-cell office:value-type="string" calcext:value-type="string">
            <text:p><text:span text:style-name="T1">baronclaimshometown:true&amp;character:baron&amp;</text:span>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8">
          <table:table-cell office:value-type="string" calcext:value-type="string">
            <text:p>ROT5</text:p>
          </table:table-cell>
          <table:table-cell office:value-type="string" calcext:value-type="string">
            <text:p><text:span text:style-name="T1">character:ranger:friend&amp;</text:span>location:current:plains</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text:span text:style-name="T1">{character:reuse:occupation=ranger:relationship=friend:tag=waterskin}</text:span>You push through the tall grass, your head pounding from dehydration, looking for water anywhere. After a few hours of this, you collapse, unable to move farther.</text:p>
            <text:p/>
            <text:p><text:span text:style-name="T1">Sometime later, you feel someone grabbing your shirt and splashing water in your face. Opening your eyes, you see {character:waterskin</text:spa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MORALE:-1|}</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MORALE:+1|}</text:p>
          </table:table-cell>
          <table:table-cell table:number-columns-repeated="57"/>
        </table:table-row>
        <table:table-row table:style-name="ro13">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MORALE:+1|}</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3">
          <table:table-cell office:value-type="string" calcext:value-type="string">
            <text:p>ROT10</text:p>
          </table:table-cell>
          <table:table-cell office:value-type="string" calcext:value-type="string">
            <text:p>location:current:plains</text:p>
          </table:table-cell>
          <table:table-cell office:value-type="string" calcext:value-type="string">
            <text:p>As the sun sets over {location:current:namewiththe}, you hear a rumble of thunder in the distance. You look up to see a storm approaching you from from the east. A bolt of lightning shoots from the sky and strikes a nearby tree; it bursts into flame. The wind is picking up and there are few places to take shelter. You notice an outcrop of rocks in the distance. They’re your best chance at finding shelter in the open landscape, but you’d be a good target for the next lightning strike if you don’t make it before the storm reaches you.</text:p>
          </table:table-cell>
          <table:table-cell office:value-type="string" calcext:value-type="string">
            <text:p>Make a run for the outcrop of rocks</text:p>
          </table:table-cell>
          <table:table-cell office:value-type="string" calcext:value-type="string">
            <text:p>Find the lowest ground nearby and huddle near the ground, waiting for the storm to pass</text:p>
          </table:table-cell>
          <table:table-cell office:value-type="string" calcext:value-type="string">
            <text:p>As you run for the rocks, heavy rain begins to fall. You can barely make out which direction to run in as the darkness and rain obscure your vision. Another bolt of lightning briefly illuminates your path. The outcrop is just ahead! You duck underneath the overhang from one of the large rocks and take a deep breath. You wait out the rest of the night there, protected from the storm. In the shelter of the rocks, you even manage to catch a few hours of sleep.{|MORALE:+1|}</text:p>
          </table:table-cell>
          <table:table-cell office:value-type="string" calcext:value-type="string">
            <text:p>Huddled near the ground, you bow your head beneath the howling wind. Rain begins to lash at you, drenching you to the bone in a matter of seconds. You wonder how long it will be before the storm passes. Another lightning bolt strikes the ground a hundred meters away, then another. You wait there for over an hour, until the lightning abates and the wind begins to die.{|MORALE:-1|}</text:p>
          </table:table-cell>
          <table:table-cell table:number-columns-repeated="57"/>
        </table:table-row>
        <table:table-row table:style-name="ro14">
          <table:table-cell office:value-type="string" calcext:value-type="string">
            <text:p>MWG1</text:p>
          </table:table-cell>
          <table:table-cell table:style-name="ce5" office:value-type="string" calcext:value-type="string">
            <text:p><text:span text:style-name="T1">baronclaimshometown:true&amp;character:baron&amp;</text:span>character:mapgiver&amp;location:current:forest|location:current:swamp|location:current:mountain|location:current:plains</text:p>
          </table:table-cell>
          <table:table-cell office:value-type="string" calcext:value-type="string">
            <text:p><text:span text:style-name="T1">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men and women dressed like {character:mapgiver</text:span>:name} {if:location:current:forest:step out from behind the trees}{if:location:current:swamp:step out from behind trees and vines}{if:location:current:mountain:step out from behind nearby boulders}{if:location:current:plains:stand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 village was taken over by the {character:baron:baron}.{|MORALE:+2|}</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text:span text:style-name="T1">"We're on the same side then! Have you met our friend {character:mapgiver:name}? {character:mapgiver:subPronoun:cap}'s out there somewhere, fighting against the {character:baron:baron}'s influence."{almanac:[character-mapgiver</text:span>-name]:part of a group of resistance fighters}{|MORALE:+2|}</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5" office:value-type="string" calcext:value-type="string">
            <text:p>location:current:forest</text:p>
          </table:table-cell>
          <table:table-cell office:value-type="string" calcext:value-type="string">
            <text:p><text:span text:style-name="T1">{character:introduce:relationship=friend:occupation=spirit: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MORALE:+2|}</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MORALE:+1|}</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3">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1">
          <table:table-cell office:value-type="string" calcext:value-type="string">
            <text:p>AWF1.1</text:p>
          </table:table-cell>
          <table:table-cell table:style-name="ce5" office:value-type="string" calcext:value-type="string">
            <text:p><text:span text:style-name="T1">baronclaimshometown:true&amp;character:baron&amp;</text:span>item:map</text:p>
          </table:table-cell>
          <table:table-cell office:value-type="string" calcext:value-type="string">
            <text:p><text:span text:style-name="T1">You finally arrive at the base of {location:baronhome:namewiththe}. </text:span>You stay out of view of the {character:baron:baron}'s men, patrolling the perimeter.</text:p>
          </table:table-cell>
          <table:table-cell office:value-type="string" calcext:value-type="string">
            <text:p>Take out {character:mapgiver:name}'s map and look for the hidden path into {location:baronhome:namewiththe}</text:p>
          </table:table-cell>
          <table:table-cell office:value-type="string" calcext:value-type="string">
            <text:p>Decide the map's no good and look for another way in</text:p>
          </table:table-cell>
          <table:table-cell office:value-type="string" calcext:value-type="string">
            <text:p>Using {character:mapgiver:name}'s map, you find the way into the underground hidden path that leads into {location:baronhome:namewiththe}. The underground tunnel comes out into a tall, well-decorated corridor inside {location:baronhome:namewiththe}.{if:character:taken: You look around for any sign of [character-taken-name].}{|AWF1a|}</text:p>
          </table:table-cell>
          <table:table-cell office:value-type="string" calcext:value-type="string">
            <text:p>{|AWF1.1a|}</text:p>
          </table:table-cell>
          <table:table-cell table:number-columns-repeated="57"/>
        </table:table-row>
        <table:table-row table:style-name="ro13">
          <table:table-cell office:value-type="string" calcext:value-type="string">
            <text:p>AWF1.1a</text:p>
          </table:table-cell>
          <table:table-cell table:style-name="ce5"/>
          <table:table-cell office:value-type="string" calcext:value-type="string">
            <text:p>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3">
          <table:table-cell office:value-type="string" calcext:value-type="string">
            <text:p>AWF1.2</text:p>
          </table:table-cell>
          <table:table-cell table:style-name="ce5" office:value-type="string" calcext:value-type="string">
            <text:p><text:span text:style-name="T1">baronclaimshometown:true&amp;character:baron</text:span>&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5">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5" office:value-type="string" calcext:value-type="string">
            <text:p><text:span text:style-name="T1">baronclaimshometown:true&amp;character:baron&amp;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5" office:value-type="string" calcext:value-type="string">
            <text:p><text:span text:style-name="T1">baronclaimshometown:true&amp;character:baron&amp;no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5" office:value-type="string" calcext:value-type="string">
            <text:p><text:span text:style-name="T1">baronclaimshometown:true&amp;character:baron&amp;</text:span>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MORALE:+1|}</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7">
          <table:table-cell office:value-type="string" calcext:value-type="string">
            <text:p>MF1</text:p>
          </table:table-cell>
          <table:table-cell table:style-name="ce5" office:value-type="string" calcext:value-type="string">
            <text:p><text:span text:style-name="T1">baronclaimshometown:true&amp;character:baron&amp;</text:span>location:current:baronhome</text:p>
          </table:table-cell>
          <table:table-cell office:value-type="string" calcext:value-type="string">
            <text:p><text:span text:style-name="T1">You leave {location:current:namewiththe}.{|GOTO:pathtobaron|}</text:span>{|SET:goal:hometown|}</text:p>
            <text:p/>
            <text:p>As you leave, {character:baron:baron} {character:baron:name} spots you. "After {objPronoun}!" {character:baron:subPronoun} shouts to {character:baron:possPronoun} private guard, and about half a dozen men begin to chase after you. You sprint into the {location:pathtobaron:type} as fast as you can.{|SET:baronchase:true|}</text:p>
          </table:table-cell>
          <table:table-cell/>
          <table:table-cell table:style-name="ce6" table:number-columns-repeated="3"/>
          <table:table-cell table:number-columns-repeated="57"/>
        </table:table-row>
        <table:table-row table:style-name="ro2">
          <table:table-cell office:value-type="string" calcext:value-type="string">
            <text:p>RFW1.1</text:p>
          </table:table-cell>
          <table:table-cell table:style-name="ce5" office:value-type="string" calcext:value-type="string">
            <text:p><text:span text:style-name="T1">baronclaimshometown:true&amp;character:baron&amp;</text:span>baronchase:true&amp;squirrel:exists&amp;location:current:forest|location:current:mountain|location:current:swamp</text:p>
          </table:table-cell>
          <table:table-cell table:style-name="ce5"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5"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MORALE:+1|}</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5" office:value-type="string" calcext:value-type="string">
            <text:p><text:span text:style-name="T1">baronclaimshometown:true&amp;character:baron</text:span>&amp;baronchase:true&amp;squirrel:false&amp;location:current:forest|location:current:mountain|location:current:swamp</text:p>
          </table:table-cell>
          <table:table-cell table:style-name="ce5"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5"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1">
          <table:table-cell office:value-type="string" calcext:value-type="string">
            <text:p>RFW1.3</text:p>
          </table:table-cell>
          <table:table-cell table:style-name="ce5" office:value-type="string" calcext:value-type="string">
            <text:p><text:span text:style-name="T1">baronclaimshometown:true&amp;character:baron</text:span>&amp;baronchase:true&amp;metbaronresistance:true&amp;location:current:plains</text:p>
          </table:table-cell>
          <table:table-cell table:style-name="ce5"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5" office:value-type="string" calcext:value-type="string">
            <text:p>Surrender and hope they spare your life</text:p>
          </table:table-cell>
          <table:table-cell table:style-name="ce5"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5"/>
          <table:table-cell table:style-name="ce5"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to chaos as the {if:metbaronresistance:true:resistance fighters}{if:metbaronresistance:false:new arrivals} charge.</text:p>
            <text:p/>
            <text:p>"Get out of here!" one of them shouts to you.{|MORALE:+1|}</text:p>
            <text:p/>
            <text:p>You break away, leaving the sound of battle behind you. The next day, the {character:baron:baron}'s men are nowhere to be seen.{|SET:baronchase:false|}</text:p>
          </table:table-cell>
          <table:table-cell table:style-name="ce5" table:number-columns-repeated="2"/>
          <table:table-cell table:number-columns-repeated="59"/>
        </table:table-row>
        <table:table-row table:style-name="ro16">
          <table:table-cell office:value-type="string" calcext:value-type="string">
            <text:p>CRT1</text:p>
          </table:table-cell>
          <table:table-cell office:value-type="string" calcext:value-type="string">
            <text:p>baronclaimshometown:true&amp;character:baro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5" office:value-type="string" calcext:value-type="string">
            <text:p><text:span text:style-name="T1">baronclaimshometown:true&amp;character:baron&amp;</text:span>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 killing them all</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MORALE:+2|}</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MORALE:+2|}</text:p>
          </table:table-cell>
          <table:table-cell table:number-columns-repeated="57"/>
        </table:table-row>
        <table:table-row table:style-name="ro11">
          <table:table-cell office:value-type="string" calcext:value-type="string">
            <text:p>FTL1</text:p>
          </table:table-cell>
          <table:table-cell table:style-name="ce5" office:value-type="string" calcext:value-type="string">
            <text:p><text:span text:style-name="T1">baronclaimshometown:true&amp;character:baron</text:span>&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MORALE:+1|}</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MORALE:+1|}</text:p>
          </table:table-cell>
          <table:table-cell table:number-columns-repeated="57"/>
        </table:table-row>
        <table:table-row table:style-name="ro1" table:number-rows-repeated="1048532">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5">00/00/0000</text:date>, <text:time style:data-style-name="N2" text:time-value="23:06:01.74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20-10-15T00:29:20.489000000</dc:date>
    <meta:editing-cycles>500</meta:editing-cycles>
    <meta:editing-duration>P9DT13H54M11S</meta:editing-duration>
    <meta:generator>LibreOffice/6.4.2.2$Windows_X86_64 LibreOffice_project/4e471d8c02c9c90f512f7f9ead8875b57fcb1ec3</meta:generator>
    <meta:document-statistic meta:table-count="1" meta:cell-count="263" meta:object-count="0"/>
    <meta:user-defined meta:name=""/>
  </office:meta>
</office:document-meta>
</file>

<file path=Basic/Standard/SaveAsCsv.xml><?xml version="1.0" encoding="utf-8"?>
<!DOCTYPE module  PUBLIC '-//OpenOffice.org//DTD OfficeDocument 1.0//EN'  'module.dtd'>
<script:module xmlns:script="http://openoffice.org/2000/script" script:name="SaveAsCsv" script:language="StarBasic" script:moduleType="normal">REM Listings in the comments - http://www.pitonyak.org/oo.php
Sub exportToCSV()
Dim sURL$ As String ' URL of current workbook
Dim FileN As String ' URL of target CSV-file
Dim oCurrentController As Object ' Before save - activate sheet sSheetName
Dim storeParms(2) as new com.sun.star.beans.PropertyValue 
Const sSheetName = "Scenes"
   GlobalScope.BasicLibraries.LoadLibrary("Tools") ' Only for GetFileName
   sURL = thisComponent.getURL()
   FileN = GetFileNameWithoutExtension(sURL) &amp; ".csv"
REM Options to StoreTo:
   storeParms(0).Name = "FilterName"
   storeParms(0).Value = "Text - txt - csv (StarCalc)" 
REM See name of your filter vs Listing 5.45: Enumerate all supported filter names.
   storeParms(1).Name = "FilterOptions"
   storeParms(1).Value = "44,34,76,1,,0,true,true,true"
REM About this string see 12.4.6.Loading and saving documents in "OOME_3_0"
   storeParms(2).Name = "Overwrite"
   storeParms(2).Value = True 
REM Activate sheet for export - select "To CSV"
   thisComponent.getCurrentController().setActiveSheet(thisComponent.getSheets().getByName(sSheetName))
REM storeToURL can raises com.sun.star.io.IOException! Only now:
On Error GoTo Errorhandle
REM Export
   thisComponent.storeToURL(FileN,storeParms())
   MsgBox ("No Error Found,Upload file is saved : """ + ConvertFromUrl(FileN) + """.")
Exit Sub

Errorhandle:
    MsgBox ("Modifications Are Not Saved,Upload File Not Generated" &amp; chr(13) _
    &amp; "May be table " &amp; ConvertFromUrl(FileN) &amp; " is open in another window?")
    Exit Sub
    Resu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aveAs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